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2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10.18mm"/>
    </style:style>
    <style:style style:name="co5" style:family="table-column">
      <style:table-column-properties fo:break-before="auto" style:column-width="10.44mm"/>
    </style:style>
    <style:style style:name="co6" style:family="table-column">
      <style:table-column-properties fo:break-before="auto" style:column-width="4.94mm"/>
    </style:style>
    <style:style style:name="co7" style:family="table-column">
      <style:table-column-properties fo:break-before="auto" style:column-width="10.83mm"/>
    </style:style>
    <style:style style:name="co8" style:family="table-column">
      <style:table-column-properties fo:break-before="auto" style:column-width="9.37mm"/>
    </style:style>
    <style:style style:name="co9" style:family="table-column">
      <style:table-column-properties fo:break-before="auto" style:column-width="8.84mm"/>
    </style:style>
    <style:style style:name="co10" style:family="table-column">
      <style:table-column-properties fo:break-before="auto" style:column-width="8.94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ce1"/>
        <table:table-column table:style-name="co7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hu Dec <text:s/>3 16:07:39 2009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office:value-type="string">
            <text:p>name=./montecarlo-0.3.0</text:p>
          </table:table-cell>
          <table:table-cell office:value-type="string">
            <text:p><text:s/>dim=8</text:p>
          </table:table-cell>
          <table:table-cell office:value-type="string">
            <text:p><text:s/>n_co=20</text:p>
          </table:table-cell>
          <table:table-cell office:value-type="string">
            <text:p><text:s/>n_sweeps=10000</text:p>
          </table:table-cell>
          <table:table-cell office:value-type="string">
            <text:p><text:s/>out_name=fft_test3.csv</text:p>
          </table:table-cell>
          <table:table-cell table:number-columns-repeated="13"/>
          <table:table-cell>
            <draw:frame table:end-cell-address="Sheet1.AG46" table:end-x="13.25mm" table:end-y="3.07mm" draw:z-index="0" draw:style-name="gr1" svg:width="245.95mm" svg:height="178.13mm" svg:x="6.84mm" svg:y="3.94mm">
              <draw:object draw:notify-on-update-of-ranges="Sheet1.H27:Sheet1.H27 Sheet1.Q5:Sheet1.Q44 Sheet1.P5:Sheet1.P44 Sheet1.K5:Sheet1.K68 Sheet1.H28:Sheet1.H28 Sheet1.L5:Sheet1.L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string">
            <text:p>Interaction mode: Nearest neighbour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293">
            <text:p>0.29</text:p>
          </table:table-cell>
          <table:table-cell office:value-type="float" office:value="0.707">
            <text:p>0.71</text:p>
          </table:table-cell>
          <table:table-cell office:value-type="float" office:value="1">
            <text:p>1</text:p>
          </table:table-cell>
          <table:table-cell table:formula="of:=SQRT([.K5]^2+[.L5]^2)" office:value-type="float" office:value="0.765309087885411">
            <text:p>0.77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1">
            <text:p>-1</text:p>
          </table:table-cell>
          <table:table-cell office:value-type="float" office:value="-0.172">
            <text:p>-0.17</text:p>
          </table:table-cell>
          <table:table-cell table:number-columns-repeated="5"/>
          <table:table-cell office:value-type="float" office:value="-0.293">
            <text:p>-0.29</text:p>
          </table:table-cell>
          <table:table-cell office:value-type="float" office:value="0.707">
            <text:p>0.71</text:p>
          </table:table-cell>
          <table:table-cell table:formula="of:=[.M5]+1" office:value-type="float" office:value="2">
            <text:p>2</text:p>
          </table:table-cell>
          <table:table-cell table:formula="of:=SQRT([.K6]^2+[.L6]^2)" office:value-type="float" office:value="0.765309087885411">
            <text:p>0.77</text:p>
          </table:table-cell>
          <table:table-cell/>
          <table:table-cell table:number-columns-repeated="2" office:value-type="float" office:value="-0.586">
            <text:p>-0.59</text:p>
          </table:table-cell>
          <table:table-cell table:number-columns-repeated="7"/>
        </table:table-row>
        <table:table-row table:style-name="ro1">
          <table:table-cell office:value-type="string">
            <text:p>----------------------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-0.707">
            <text:p>-0.71</text:p>
          </table:table-cell>
          <table:table-cell office:value-type="float" office:value="0.293">
            <text:p>0.29</text:p>
          </table:table-cell>
          <table:table-cell table:formula="of:=[.M6]+1" office:value-type="float" office:value="3">
            <text:p>3</text:p>
          </table:table-cell>
          <table:table-cell table:formula="of:=SQRT([.K7]^2+[.L7]^2)" office:value-type="float" office:value="0.765309087885411">
            <text:p>0.7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1">
            <text:p>-1</text:p>
          </table:table-cell>
          <table:table-cell office:value-type="float" office:value="5.828">
            <text:p>5.83</text:p>
          </table:table-cell>
          <table:table-cell table:number-columns-repeated="5"/>
          <table:table-cell office:value-type="float" office:value="-5.536">
            <text:p>-5.54</text:p>
          </table:table-cell>
          <table:table-cell office:value-type="float" office:value="1.707">
            <text:p>1.71</text:p>
          </table:table-cell>
          <table:table-cell table:formula="of:=[.M7]+1" office:value-type="float" office:value="4">
            <text:p>4</text:p>
          </table:table-cell>
          <table:table-cell table:formula="of:=SQRT([.K8]^2+[.L8]^2)" office:value-type="float" office:value="5.79319816681598">
            <text:p>5.79</text:p>
          </table:table-cell>
          <table:table-cell/>
          <table:table-cell office:value-type="float" office:value="-3.414">
            <text:p>-3.41</text:p>
          </table:table-cell>
          <table:table-cell office:value-type="float" office:value="3.414">
            <text:p>3.41</text:p>
          </table:table-cell>
          <table:table-cell table:number-columns-repeated="7"/>
        </table:table-row>
        <table:table-row table:style-name="ro1">
          <table:table-cell office:value-type="string">
            <text:p>Coordinates:</text:p>
          </table:table-cell>
          <table:table-cell table:number-columns-repeated="2"/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-3.121">
            <text:p>-3.12</text:p>
          </table:table-cell>
          <table:table-cell office:value-type="float" office:value="2.121">
            <text:p>2.12</text:p>
          </table:table-cell>
          <table:table-cell table:formula="of:=[.M8]+1" office:value-type="float" office:value="5">
            <text:p>5</text:p>
          </table:table-cell>
          <table:table-cell table:formula="of:=SQRT([.K9]^2+[.L9]^2)" office:value-type="float" office:value="3.77349731681367">
            <text:p>3.77</text:p>
          </table:table-cell>
          <table:table-cell/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0 1 0 0 0 0 0 1 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5.828">
            <text:p>-5.83</text:p>
          </table:table-cell>
          <table:table-cell table:number-columns-repeated="5"/>
          <table:table-cell office:value-type="float" office:value="-6.536">
            <text:p>-6.54</text:p>
          </table:table-cell>
          <table:table-cell office:value-type="float" office:value="-7.536">
            <text:p>-7.54</text:p>
          </table:table-cell>
          <table:table-cell table:formula="of:=[.M9]+1" office:value-type="float" office:value="6">
            <text:p>6</text:p>
          </table:table-cell>
          <table:table-cell table:formula="of:=SQRT([.K10]^2+[.L10]^2)" office:value-type="float" office:value="9.97549958648688">
            <text:p>9.98</text:p>
          </table:table-cell>
          <table:table-cell/>
          <table:table-cell table:number-columns-repeated="2" office:value-type="float" office:value="-3.414">
            <text:p>-3.41</text:p>
          </table:table-cell>
          <table:table-cell table:number-columns-repeated="7"/>
        </table:table-row>
        <table:table-row table:style-name="ro1">
          <table:table-cell office:value-type="string">
            <text:p>1 0 1 0 0 0 0 0 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7.536">
            <text:p>7.54</text:p>
          </table:table-cell>
          <table:table-cell office:value-type="float" office:value="6.536">
            <text:p>6.54</text:p>
          </table:table-cell>
          <table:table-cell table:formula="of:=[.M10]+1" office:value-type="float" office:value="7">
            <text:p>7</text:p>
          </table:table-cell>
          <table:table-cell table:formula="of:=SQRT([.K11]^2+[.L11]^2)" office:value-type="float" office:value="9.97549958648688">
            <text:p>9.9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0 1 0 0 1 0 0 1 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0.172">
            <text:p>0.17</text:p>
          </table:table-cell>
          <table:table-cell table:number-columns-repeated="5"/>
          <table:table-cell office:value-type="float" office:value="2.707">
            <text:p>2.71</text:p>
          </table:table-cell>
          <table:table-cell office:value-type="float" office:value="1.121">
            <text:p>1.12</text:p>
          </table:table-cell>
          <table:table-cell office:value-type="float" office:value="8">
            <text:p>8</text:p>
          </table:table-cell>
          <table:table-cell table:formula="of:=SQRT([.K12]^2+[.L12]^2)" office:value-type="float" office:value="2.92993003329431">
            <text:p>2.93</text:p>
          </table:table-cell>
          <table:table-cell/>
          <table:table-cell office:value-type="float" office:value="-0.586">
            <text:p>-0.59</text:p>
          </table:table-cell>
          <table:table-cell office:value-type="float" office:value="0.586">
            <text:p>0.59</text:p>
          </table:table-cell>
          <table:table-cell table:number-columns-repeated="7"/>
        </table:table-row>
        <table:table-row table:style-name="ro1">
          <table:table-cell office:value-type="string">
            <text:p>0 1 0 0 0 0 1 0 </text:p>
          </table:table-cell>
          <table:table-cell table:number-columns-repeated="2"/>
          <table:table-cell office:value-type="float" office:value="5.536">
            <text:p>5.54</text:p>
          </table:table-cell>
          <table:table-cell office:value-type="float" office:value="-1.707">
            <text:p>-1.7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SQRT([.K13]^2+[.L13]^2)" office:value-type="float" office:value="1.4142135623731">
            <text:p>1.41</text:p>
          </table:table-cell>
          <table:table-cell/>
          <table:table-cell office:value-type="float" office:value="1.707">
            <text:p>1.71</text:p>
          </table:table-cell>
          <table:table-cell office:value-type="float" office:value="-0.707">
            <text:p>-0.71</text:p>
          </table:table-cell>
          <table:table-cell table:number-columns-repeated="7"/>
        </table:table-row>
        <table:table-row table:style-name="ro1">
          <table:table-cell office:value-type="string">
            <text:p>0 1 1 0 0 1 0 0 </text:p>
          </table:table-cell>
          <table:table-cell table:number-columns-repeated="2"/>
          <table:table-cell office:value-type="float" office:value="0.121">
            <text:p>0.12</text:p>
          </table:table-cell>
          <table:table-cell office:value-type="float" office:value="0.879">
            <text:p>0.8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0.243">
            <text:p>-0.24</text:p>
          </table:table-cell>
          <table:table-cell table:formula="of:=[.M13]+1" office:value-type="float" office:value="2">
            <text:p>2</text:p>
          </table:table-cell>
          <table:table-cell table:formula="of:=SQRT([.K14]^2+[.L14]^2)" office:value-type="float" office:value="0.243">
            <text:p>0.24</text:p>
          </table:table-cell>
          <table:table-cell/>
          <table:table-cell office:value-type="float" office:value="1.536">
            <text:p>1.54</text:p>
          </table:table-cell>
          <table:table-cell office:value-type="float" office:value="0.293">
            <text:p>0.29</text:p>
          </table:table-cell>
          <table:table-cell table:number-columns-repeated="7"/>
        </table:table-row>
        <table:table-row table:style-name="ro1">
          <table:table-cell office:value-type="string">
            <text:p>1 1 1 0 0 0 1 0 </text:p>
          </table:table-cell>
          <table:table-cell table:number-columns-repeated="2"/>
          <table:table-cell office:value-type="float" office:value="-1.707">
            <text:p>-1.71</text:p>
          </table:table-cell>
          <table:table-cell office:value-type="float" office:value="-2.707">
            <text:p>-2.7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formula="of:=[.M14]+1" office:value-type="float" office:value="3">
            <text:p>3</text:p>
          </table:table-cell>
          <table:table-cell table:formula="of:=SQRT([.K15]^2+[.L15]^2)" office:value-type="float" office:value="1.4142135623731">
            <text:p>1.41</text:p>
          </table:table-cell>
          <table:table-cell/>
          <table:table-cell office:value-type="float" office:value="0.464">
            <text:p>0.46</text:p>
          </table:table-cell>
          <table:table-cell office:value-type="float" office:value="-0.536">
            <text:p>-0.54</text:p>
          </table:table-cell>
          <table:table-cell table:number-columns-repeated="7"/>
        </table:table-row>
        <table:table-row table:style-name="ro1">
          <table:table-cell office:value-type="string">
            <text:p>0 0 0 0 0 0 0 0 </text:p>
          </table:table-cell>
          <table:table-cell table:number-columns-repeated="2"/>
          <table:table-cell office:value-type="float" office:value="1.707">
            <text:p>1.71</text:p>
          </table:table-cell>
          <table:table-cell office:value-type="float" office:value="1.536">
            <text:p>1.54</text:p>
          </table:table-cell>
          <table:table-cell table:number-columns-repeated="5"/>
          <table:table-cell office:value-type="float" office:value="-1.414">
            <text:p>-1.41</text:p>
          </table:table-cell>
          <table:table-cell office:value-type="float" office:value="-0">
            <text:p>0</text:p>
          </table:table-cell>
          <table:table-cell table:formula="of:=[.M15]+1" office:value-type="float" office:value="4">
            <text:p>4</text:p>
          </table:table-cell>
          <table:table-cell table:formula="of:=SQRT([.K16]^2+[.L16]^2)" office:value-type="float" office:value="1.414">
            <text:p>1.4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0.707">
            <text:p>-0.71</text:p>
          </table:table-cell>
          <table:table-cell table:number-columns-repeated="7"/>
        </table:table-row>
        <table:table-row table:style-name="ro1">
          <table:table-cell office:value-type="string">
            <text:p>1 0 0 1 0 1 0 1 </text:p>
          </table:table-cell>
          <table:table-cell table:number-columns-repeated="2"/>
          <table:table-cell office:value-type="float" office:value="-1.879">
            <text:p>-1.88</text:p>
          </table:table-cell>
          <table:table-cell office:value-type="float" office:value="-0.293">
            <text:p>-0.29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[.M16]+1" office:value-type="float" office:value="5">
            <text:p>5</text:p>
          </table:table-cell>
          <table:table-cell table:formula="of:=SQRT([.K17]^2+[.L17]^2)" office:value-type="float" office:value="1.4142135623731">
            <text:p>1.41</text:p>
          </table:table-cell>
          <table:table-cell/>
          <table:table-cell office:value-type="float" office:value="1.121">
            <text:p>1.12</text:p>
          </table:table-cell>
          <table:table-cell office:value-type="float" office:value="-2.121">
            <text:p>-2.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.707">
            <text:p>2.71</text:p>
          </table:table-cell>
          <table:table-cell office:value-type="float" office:value="0.293">
            <text:p>0.2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8.243">
            <text:p>8.24</text:p>
          </table:table-cell>
          <table:table-cell table:formula="of:=[.M17]+1" office:value-type="float" office:value="6">
            <text:p>6</text:p>
          </table:table-cell>
          <table:table-cell table:formula="of:=SQRT([.K18]^2+[.L18]^2)" office:value-type="float" office:value="8.243">
            <text:p>8.24</text:p>
          </table:table-cell>
          <table:table-cell/>
          <table:table-cell office:value-type="float" office:value="1.293">
            <text:p>1.29</text:p>
          </table:table-cell>
          <table:table-cell office:value-type="float" office:value="-3.121">
            <text:p>-3.12</text:p>
          </table:table-cell>
          <table:table-cell table:number-columns-repeated="7"/>
        </table:table-row>
        <table:table-row table:style-name="ro1">
          <table:table-cell office:value-type="string">
            <text:p>----------------------</text:p>
          </table:table-cell>
          <table:table-cell table:number-columns-repeated="2"/>
          <table:table-cell office:value-type="float" office:value="3.707">
            <text:p>3.71</text:p>
          </table:table-cell>
          <table:table-cell office:value-type="float" office:value="0.707">
            <text:p>0.71</text:p>
          </table:table-cell>
          <table:table-cell table:number-columns-repeated="5"/>
          <table:table-cell table:number-columns-repeated="2" office:value-type="float" office:value="-1">
            <text:p>-1</text:p>
          </table:table-cell>
          <table:table-cell table:formula="of:=[.M18]+1" office:value-type="float" office:value="7">
            <text:p>7</text:p>
          </table:table-cell>
          <table:table-cell table:formula="of:=SQRT([.K19]^2+[.L19]^2)" office:value-type="float" office:value="1.4142135623731">
            <text:p>1.41</text:p>
          </table:table-cell>
          <table:table-cell/>
          <table:table-cell office:value-type="float" office:value="0.707">
            <text:p>0.71</text:p>
          </table:table-cell>
          <table:table-cell office:value-type="float" office:value="1.707">
            <text:p>1.7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.121">
            <text:p>1.12</text:p>
          </table:table-cell>
          <table:table-cell office:value-type="float" office:value="1.293">
            <text:p>1.29</text:p>
          </table:table-cell>
          <table:table-cell table:number-columns-repeated="5"/>
          <table:table-cell office:value-type="float" office:value="1.414">
            <text:p>1.41</text:p>
          </table:table-cell>
          <table:table-cell office:value-type="float" office:value="-0">
            <text:p>0</text:p>
          </table:table-cell>
          <table:table-cell table:formula="of:=[.M19]+1" office:value-type="float" office:value="8">
            <text:p>8</text:p>
          </table:table-cell>
          <table:table-cell table:formula="of:=SQRT([.K20]^2+[.L20]^2)" office:value-type="float" office:value="1.414">
            <text:p>1.41</text:p>
          </table:table-cell>
          <table:table-cell/>
          <table:table-cell office:value-type="float" office:value="0.536">
            <text:p>0.54</text:p>
          </table:table-cell>
          <table:table-cell office:value-type="float" office:value="-0.464">
            <text:p>-0.46</text:p>
          </table:table-cell>
          <table:table-cell table:number-columns-repeated="7"/>
        </table:table-row>
        <table:table-row table:style-name="ro1">
          <table:table-cell office:value-type="string">
            <text:p>Fourier transform: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number-columns-repeated="5"/>
          <table:table-cell office:value-type="float" office:value="1.707">
            <text:p>1.71</text:p>
          </table:table-cell>
          <table:table-cell office:value-type="float" office:value="0.707">
            <text:p>0.71</text:p>
          </table:table-cell>
          <table:table-cell office:value-type="float" office:value="1">
            <text:p>1</text:p>
          </table:table-cell>
          <table:table-cell table:formula="of:=SQRT([.K21]^2+[.L21]^2)" office:value-type="float" office:value="1.84761954958265">
            <text:p>1.8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.414">
            <text:p>2.41</text:p>
          </table:table-cell>
          <table:table-cell office:value-type="float" office:value="3.828">
            <text:p>3.83</text:p>
          </table:table-cell>
          <table:table-cell table:number-columns-repeated="5"/>
          <table:table-cell office:value-type="float" office:value="1.536">
            <text:p>1.54</text:p>
          </table:table-cell>
          <table:table-cell office:value-type="float" office:value="-0.293">
            <text:p>-0.29</text:p>
          </table:table-cell>
          <table:table-cell table:formula="of:=[.M21]+1" office:value-type="float" office:value="2">
            <text:p>2</text:p>
          </table:table-cell>
          <table:table-cell table:formula="of:=SQRT([.K22]^2+[.L22]^2)" office:value-type="float" office:value="1.56369594231104">
            <text:p>1.56</text:p>
          </table:table-cell>
          <table:table-cell/>
          <table:table-cell office:value-type="float" office:value="0">
            <text:p>0</text:p>
          </table:table-cell>
          <table:table-cell office:value-type="float" office:value="0.243">
            <text:p>0.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0.464">
            <text:p>0.46</text:p>
          </table:table-cell>
          <table:table-cell office:value-type="float" office:value="0.536">
            <text:p>0.54</text:p>
          </table:table-cell>
          <table:table-cell table:formula="of:=[.M22]+1" office:value-type="float" office:value="3">
            <text:p>3</text:p>
          </table:table-cell>
          <table:table-cell table:formula="of:=SQRT([.K23]^2+[.L23]^2)" office:value-type="float" office:value="0.70893723276465">
            <text:p>0.7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1.828">
            <text:p>-1.83</text:p>
          </table:table-cell>
          <table:table-cell office:value-type="float" office:value="1.586">
            <text:p>1.59</text:p>
          </table:table-cell>
          <table:table-cell table:number-columns-repeated="5"/>
          <table:table-cell office:value-type="float" office:value="-1.707">
            <text:p>-1.71</text:p>
          </table:table-cell>
          <table:table-cell office:value-type="float" office:value="0.707">
            <text:p>0.71</text:p>
          </table:table-cell>
          <table:table-cell table:formula="of:=[.M23]+1" office:value-type="float" office:value="4">
            <text:p>4</text:p>
          </table:table-cell>
          <table:table-cell table:formula="of:=SQRT([.K24]^2+[.L24]^2)" office:value-type="float" office:value="1.84761954958265">
            <text:p>1.85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1.121">
            <text:p>1.12</text:p>
          </table:table-cell>
          <table:table-cell office:value-type="float" office:value="2.121">
            <text:p>2.12</text:p>
          </table:table-cell>
          <table:table-cell table:formula="of:=[.M24]+1" office:value-type="float" office:value="5">
            <text:p>5</text:p>
          </table:table-cell>
          <table:table-cell table:formula="of:=SQRT([.K25]^2+[.L25]^2)" office:value-type="float" office:value="2.39901688197478">
            <text:p>2.4</text:p>
          </table:table-cell>
          <table:table-cell/>
          <table:table-cell table:number-columns-repeated="2"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414">
            <text:p>-0.41</text:p>
          </table:table-cell>
          <table:table-cell office:value-type="float" office:value="-1.828">
            <text:p>-1.83</text:p>
          </table:table-cell>
          <table:table-cell table:number-columns-repeated="2"/>
          <table:table-cell office:value-type="string">
            <text:p>Transform 1</text:p>
          </table:table-cell>
          <table:table-cell table:number-columns-repeated="2"/>
          <table:table-cell office:value-type="float" office:value="1.293">
            <text:p>1.29</text:p>
          </table:table-cell>
          <table:table-cell office:value-type="float" office:value="3.121">
            <text:p>3.12</text:p>
          </table:table-cell>
          <table:table-cell table:formula="of:=[.M25]+1" office:value-type="float" office:value="6">
            <text:p>6</text:p>
          </table:table-cell>
          <table:table-cell table:formula="of:=SQRT([.K26]^2+[.L26]^2)" office:value-type="float" office:value="3.37823770626047">
            <text:p>3.38</text:p>
          </table:table-cell>
          <table:table-cell/>
          <table:table-cell office:value-type="float" office:value="0">
            <text:p>0</text:p>
          </table:table-cell>
          <table:table-cell office:value-type="float" office:value="-8.243">
            <text:p>-8.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string">
            <text:p>Transform 2</text:p>
          </table:table-cell>
          <table:table-cell table:number-columns-repeated="2"/>
          <table:table-cell office:value-type="float" office:value="0.707">
            <text:p>0.71</text:p>
          </table:table-cell>
          <table:table-cell office:value-type="float" office:value="-1.707">
            <text:p>-1.71</text:p>
          </table:table-cell>
          <table:table-cell table:formula="of:=[.M26]+1" office:value-type="float" office:value="7">
            <text:p>7</text:p>
          </table:table-cell>
          <table:table-cell table:formula="of:=SQRT([.K27]^2+[.L27]^2)" office:value-type="float" office:value="1.84761954958265">
            <text:p>1.85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828">
            <text:p>3.83</text:p>
          </table:table-cell>
          <table:table-cell office:value-type="float" office:value="4.414">
            <text:p>4.41</text:p>
          </table:table-cell>
          <table:table-cell table:number-columns-repeated="2"/>
          <table:table-cell office:value-type="string">
            <text:p>Full transform</text:p>
          </table:table-cell>
          <table:table-cell table:number-columns-repeated="2"/>
          <table:table-cell office:value-type="float" office:value="0.536">
            <text:p>0.54</text:p>
          </table:table-cell>
          <table:table-cell office:value-type="float" office:value="0.464">
            <text:p>0.46</text:p>
          </table:table-cell>
          <table:table-cell table:formula="of:=[.M27]+1" office:value-type="float" office:value="8">
            <text:p>8</text:p>
          </table:table-cell>
          <table:table-cell table:formula="of:=SQRT([.K28]^2+[.L28]^2)" office:value-type="float" office:value="0.70893723276465">
            <text:p>0.71</text:p>
          </table:table-cell>
          <table:table-cell/>
          <table:table-cell office:value-type="float" office:value="1.414">
            <text:p>1.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1.536">
            <text:p>-1.54</text:p>
          </table:table-cell>
          <table:table-cell office:value-type="float" office:value="0.293">
            <text:p>0.29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QRT([.K29]^2+[.L29]^2)" office:value-type="float" office:value="20">
            <text:p>20</text:p>
          </table:table-cell>
          <table:table-cell/>
          <table:table-cell office:value-type="float" office:value="0.293">
            <text:p>0.29</text:p>
          </table:table-cell>
          <table:table-cell office:value-type="float" office:value="-0.707">
            <text:p>-0.7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293">
            <text:p>0.29</text:p>
          </table:table-cell>
          <table:table-cell office:value-type="float" office:value="5.536">
            <text:p>5.54</text:p>
          </table:table-cell>
          <table:table-cell table:number-columns-repeated="5"/>
          <table:table-cell table:number-columns-repeated="2" office:value-type="float" office:value="-0.586">
            <text:p>-0.59</text:p>
          </table:table-cell>
          <table:table-cell table:formula="of:=[.M29]+1" office:value-type="float" office:value="2">
            <text:p>2</text:p>
          </table:table-cell>
          <table:table-cell table:formula="of:=SQRT([.K30]^2+[.L30]^2)" office:value-type="float" office:value="0.828729147550634">
            <text:p>0.83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-0.707">
            <text:p>-0.71</text:p>
          </table:table-cell>
          <table:table-cell table:number-columns-repeated="7"/>
        </table:table-row>
        <table:table-row table:style-name="ro1">
          <table:table-cell office:value-type="string">
            <text:p>----------------------</text:p>
          </table:table-cell>
          <table:table-cell table:number-columns-repeated="2"/>
          <table:table-cell office:value-type="float" office:value="2.293">
            <text:p>2.29</text:p>
          </table:table-cell>
          <table:table-cell office:value-type="float" office:value="0.707">
            <text:p>0.71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formula="of:=[.M30]+1" office:value-type="float" office:value="3">
            <text:p>3</text:p>
          </table:table-cell>
          <table:table-cell table:formula="of:=SQRT([.K31]^2+[.L31]^2)" office:value-type="float" office:value="0">
            <text:p>0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0.293">
            <text:p>-0.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4.121">
            <text:p>-4.12</text:p>
          </table:table-cell>
          <table:table-cell office:value-type="float" office:value="-5.121">
            <text:p>-5.12</text:p>
          </table:table-cell>
          <table:table-cell table:number-columns-repeated="5"/>
          <table:table-cell office:value-type="float" office:value="-3.414">
            <text:p>-3.41</text:p>
          </table:table-cell>
          <table:table-cell office:value-type="float" office:value="3.414">
            <text:p>3.41</text:p>
          </table:table-cell>
          <table:table-cell table:formula="of:=[.M31]+1" office:value-type="float" office:value="4">
            <text:p>4</text:p>
          </table:table-cell>
          <table:table-cell table:formula="of:=SQRT([.K32]^2+[.L32]^2)" office:value-type="float" office:value="4.82812510194175">
            <text:p>4.83</text:p>
          </table:table-cell>
          <table:table-cell/>
          <table:table-cell office:value-type="float" office:value="-5.536">
            <text:p>-5.54</text:p>
          </table:table-cell>
          <table:table-cell office:value-type="float" office:value="-1.707">
            <text:p>-1.71</text:p>
          </table:table-cell>
          <table:table-cell table:number-columns-repeated="7"/>
        </table:table-row>
        <table:table-row table:style-name="ro1">
          <table:table-cell office:value-type="string">
            <text:p>Coordinates:</text:p>
          </table:table-cell>
          <table:table-cell table:number-columns-repeated="2"/>
          <table:table-cell office:value-type="float" office:value="-6.121">
            <text:p>-6.12</text:p>
          </table:table-cell>
          <table:table-cell office:value-type="float" office:value="1.707">
            <text:p>1.71</text:p>
          </table:table-cell>
          <table:table-cell table:number-columns-repeated="5"/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formula="of:=[.M32]+1" office:value-type="float" office:value="5">
            <text:p>5</text:p>
          </table:table-cell>
          <table:table-cell table:formula="of:=SQRT([.K33]^2+[.L33]^2)" office:value-type="float" office:value="4">
            <text:p>4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-2.121">
            <text:p>-2.12</text:p>
          </table:table-cell>
          <table:table-cell table:number-columns-repeated="7"/>
        </table:table-row>
        <table:table-row table:style-name="ro1">
          <table:table-cell office:value-type="string">
            <text:p>0 1 0 0 0 0 0 0 </text:p>
          </table:table-cell>
          <table:table-cell table:number-columns-repeated="2"/>
          <table:table-cell office:value-type="float" office:value="-3.121">
            <text:p>-3.12</text:p>
          </table:table-cell>
          <table:table-cell office:value-type="float" office:value="-2.707">
            <text:p>-2.71</text:p>
          </table:table-cell>
          <table:table-cell table:number-columns-repeated="5"/>
          <table:table-cell table:number-columns-repeated="2" office:value-type="float" office:value="-3.414">
            <text:p>-3.41</text:p>
          </table:table-cell>
          <table:table-cell table:formula="of:=[.M33]+1" office:value-type="float" office:value="6">
            <text:p>6</text:p>
          </table:table-cell>
          <table:table-cell table:formula="of:=SQRT([.K34]^2+[.L34]^2)" office:value-type="float" office:value="4.82812510194175">
            <text:p>4.83</text:p>
          </table:table-cell>
          <table:table-cell/>
          <table:table-cell office:value-type="float" office:value="-6.536">
            <text:p>-6.54</text:p>
          </table:table-cell>
          <table:table-cell office:value-type="float" office:value="7.536">
            <text:p>7.54</text:p>
          </table:table-cell>
          <table:table-cell table:number-columns-repeated="7"/>
        </table:table-row>
        <table:table-row table:style-name="ro1">
          <table:table-cell office:value-type="string">
            <text:p>1 0 0 1 0 0 1 0 </text:p>
          </table:table-cell>
          <table:table-cell table:number-columns-repeated="2"/>
          <table:table-cell office:value-type="float" office:value="-0.293">
            <text:p>-0.29</text:p>
          </table:table-cell>
          <table:table-cell office:value-type="float" office:value="1.293">
            <text:p>1.29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formula="of:=[.M34]+1" office:value-type="float" office:value="7">
            <text:p>7</text:p>
          </table:table-cell>
          <table:table-cell table:formula="of:=SQRT([.K35]^2+[.L35]^2)" office:value-type="float" office:value="0">
            <text:p>0</text:p>
          </table:table-cell>
          <table:table-cell/>
          <table:table-cell office:value-type="float" office:value="7.536">
            <text:p>7.54</text:p>
          </table:table-cell>
          <table:table-cell office:value-type="float" office:value="-6.536">
            <text:p>-6.54</text:p>
          </table:table-cell>
          <table:table-cell table:number-columns-repeated="7"/>
        </table:table-row>
        <table:table-row table:style-name="ro1">
          <table:table-cell office:value-type="string">
            <text:p>0 1 0 0 1 0 0 1 </text:p>
          </table:table-cell>
          <table:table-cell table:number-columns-repeated="2"/>
          <table:table-cell office:value-type="float" office:value="1.293">
            <text:p>1.29</text:p>
          </table:table-cell>
          <table:table-cell office:value-type="float" office:value="-1.707">
            <text:p>-1.71</text:p>
          </table:table-cell>
          <table:table-cell table:number-columns-repeated="5"/>
          <table:table-cell office:value-type="float" office:value="-0.586">
            <text:p>-0.59</text:p>
          </table:table-cell>
          <table:table-cell office:value-type="float" office:value="0.586">
            <text:p>0.59</text:p>
          </table:table-cell>
          <table:table-cell table:formula="of:=[.M35]+1" office:value-type="float" office:value="8">
            <text:p>8</text:p>
          </table:table-cell>
          <table:table-cell table:formula="of:=SQRT([.K36]^2+[.L36]^2)" office:value-type="float" office:value="0.828729147550634">
            <text:p>0.83</text:p>
          </table:table-cell>
          <table:table-cell/>
          <table:table-cell office:value-type="float" office:value="2.707">
            <text:p>2.71</text:p>
          </table:table-cell>
          <table:table-cell office:value-type="float" office:value="-1.121">
            <text:p>-1.12</text:p>
          </table:table-cell>
          <table:table-cell table:number-columns-repeated="7"/>
        </table:table-row>
        <table:table-row table:style-name="ro1">
          <table:table-cell office:value-type="string">
            <text:p>0 0 1 0 0 1 0 0 </text:p>
          </table:table-cell>
          <table:table-cell table:number-columns-repeated="2"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.707">
            <text:p>1.71</text:p>
          </table:table-cell>
          <table:table-cell office:value-type="float" office:value="-0.707">
            <text:p>-0.71</text:p>
          </table:table-cell>
          <table:table-cell office:value-type="float" office:value="1">
            <text:p>1</text:p>
          </table:table-cell>
          <table:table-cell table:formula="of:=SQRT([.K37]^2+[.L37]^2)" office:value-type="float" office:value="1.84761954958265">
            <text:p>1.85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1 0 0 1 0 0 1 0 </text:p>
          </table:table-cell>
          <table:table-cell table:number-columns-repeated="2"/>
          <table:table-cell office:value-type="float" office:value="-2.414">
            <text:p>-2.41</text:p>
          </table:table-cell>
          <table:table-cell office:value-type="float" office:value="-0.414">
            <text:p>-0.41</text:p>
          </table:table-cell>
          <table:table-cell table:number-columns-repeated="5"/>
          <table:table-cell office:value-type="float" office:value="1.536">
            <text:p>1.54</text:p>
          </table:table-cell>
          <table:table-cell office:value-type="float" office:value="0.293">
            <text:p>0.29</text:p>
          </table:table-cell>
          <table:table-cell table:formula="of:=[.M37]+1" office:value-type="float" office:value="2">
            <text:p>2</text:p>
          </table:table-cell>
          <table:table-cell table:formula="of:=SQRT([.K38]^2+[.L38]^2)" office:value-type="float" office:value="1.56369594231104">
            <text:p>1.56</text:p>
          </table:table-cell>
          <table:table-cell/>
          <table:table-cell office:value-type="float" office:value="-2">
            <text:p>-2</text:p>
          </table:table-cell>
          <table:table-cell office:value-type="float" office:value="-0.828">
            <text:p>-0.83</text:p>
          </table:table-cell>
          <table:table-cell table:number-columns-repeated="7"/>
        </table:table-row>
        <table:table-row table:style-name="ro1">
          <table:table-cell office:value-type="string">
            <text:p>0 1 0 0 1 0 0 1 </text:p>
          </table:table-cell>
          <table:table-cell table:number-columns-repeated="2"/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table:number-columns-repeated="5"/>
          <table:table-cell office:value-type="float" office:value="0.464">
            <text:p>0.46</text:p>
          </table:table-cell>
          <table:table-cell office:value-type="float" office:value="-0.536">
            <text:p>-0.54</text:p>
          </table:table-cell>
          <table:table-cell table:formula="of:=[.M38]+1" office:value-type="float" office:value="3">
            <text:p>3</text:p>
          </table:table-cell>
          <table:table-cell table:formula="of:=SQRT([.K39]^2+[.L39]^2)" office:value-type="float" office:value="0.70893723276465">
            <text:p>0.7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string">
            <text:p>0 0 1 0 0 0 0 0 </text:p>
          </table:table-cell>
          <table:table-cell table:number-columns-repeated="2"/>
          <table:table-cell office:value-type="float" office:value="0.414">
            <text:p>0.41</text:p>
          </table:table-cell>
          <table:table-cell office:value-type="float" office:value="-2.414">
            <text:p>-2.41</text:p>
          </table:table-cell>
          <table:table-cell table:number-columns-repeated="5"/>
          <table:table-cell office:value-type="float" office:value="-1.707">
            <text:p>-1.71</text:p>
          </table:table-cell>
          <table:table-cell office:value-type="float" office:value="-0.707">
            <text:p>-0.71</text:p>
          </table:table-cell>
          <table:table-cell table:formula="of:=[.M39]+1" office:value-type="float" office:value="4">
            <text:p>4</text:p>
          </table:table-cell>
          <table:table-cell table:formula="of:=SQRT([.K40]^2+[.L40]^2)" office:value-type="float" office:value="1.84761954958265">
            <text:p>1.85</text:p>
          </table:table-cell>
          <table:table-cell/>
          <table:table-cell office:value-type="float" office:value="-2">
            <text:p>-2</text:p>
          </table:table-cell>
          <table:table-cell office:value-type="float" office:value="-4.828">
            <text:p>-4.83</text:p>
          </table:table-cell>
          <table:table-cell table:number-columns-repeated="7"/>
        </table:table-row>
        <table:table-row table:style-name="ro1">
          <table:table-cell office:value-type="string">
            <text:p>1 0 0 1 0 1 0 1 </text:p>
          </table:table-cell>
          <table:table-cell table:number-columns-repeated="2"/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.121">
            <text:p>1.12</text:p>
          </table:table-cell>
          <table:table-cell office:value-type="float" office:value="-2.121">
            <text:p>-2.12</text:p>
          </table:table-cell>
          <table:table-cell table:formula="of:=[.M40]+1" office:value-type="float" office:value="5">
            <text:p>5</text:p>
          </table:table-cell>
          <table:table-cell table:formula="of:=SQRT([.K41]^2+[.L41]^2)" office:value-type="float" office:value="2.39901688197478">
            <text:p>2.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414">
            <text:p>0.41</text:p>
          </table:table-cell>
          <table:table-cell office:value-type="float" office:value="2.414">
            <text:p>2.41</text:p>
          </table:table-cell>
          <table:table-cell table:number-columns-repeated="5"/>
          <table:table-cell office:value-type="float" office:value="1.293">
            <text:p>1.29</text:p>
          </table:table-cell>
          <table:table-cell office:value-type="float" office:value="-3.121">
            <text:p>-3.12</text:p>
          </table:table-cell>
          <table:table-cell table:formula="of:=[.M41]+1" office:value-type="float" office:value="6">
            <text:p>6</text:p>
          </table:table-cell>
          <table:table-cell table:formula="of:=SQRT([.K42]^2+[.L42]^2)" office:value-type="float" office:value="3.37823770626047">
            <text:p>3.38</text:p>
          </table:table-cell>
          <table:table-cell/>
          <table:table-cell office:value-type="float" office:value="-2">
            <text:p>-2</text:p>
          </table:table-cell>
          <table:table-cell office:value-type="float" office:value="4.828">
            <text:p>4.83</text:p>
          </table:table-cell>
          <table:table-cell table:number-columns-repeated="7"/>
        </table:table-row>
        <table:table-row table:style-name="ro1">
          <table:table-cell office:value-type="string">
            <text:p>----------------------</text:p>
          </table:table-cell>
          <table:table-cell table:number-columns-repeated="2"/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0.707">
            <text:p>0.71</text:p>
          </table:table-cell>
          <table:table-cell office:value-type="float" office:value="1.707">
            <text:p>1.71</text:p>
          </table:table-cell>
          <table:table-cell table:formula="of:=[.M42]+1" office:value-type="float" office:value="7">
            <text:p>7</text:p>
          </table:table-cell>
          <table:table-cell table:formula="of:=SQRT([.K43]^2+[.L43]^2)" office:value-type="float" office:value="1.84761954958265">
            <text:p>1.8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2.414">
            <text:p>-2.41</text:p>
          </table:table-cell>
          <table:table-cell office:value-type="float" office:value="0.414">
            <text:p>0.41</text:p>
          </table:table-cell>
          <table:table-cell table:number-columns-repeated="5"/>
          <table:table-cell office:value-type="float" office:value="0.536">
            <text:p>0.54</text:p>
          </table:table-cell>
          <table:table-cell office:value-type="float" office:value="-0.464">
            <text:p>-0.46</text:p>
          </table:table-cell>
          <table:table-cell table:formula="of:=[.M43]+1" office:value-type="float" office:value="8">
            <text:p>8</text:p>
          </table:table-cell>
          <table:table-cell table:formula="of:=SQRT([.K44]^2+[.L44]^2)" office:value-type="float" office:value="0.70893723276465">
            <text:p>0.71</text:p>
          </table:table-cell>
          <table:table-cell/>
          <table:table-cell office:value-type="float" office:value="-2">
            <text:p>-2</text:p>
          </table:table-cell>
          <table:table-cell office:value-type="float" office:value="0.828">
            <text:p>0.83</text:p>
          </table:table-cell>
          <table:table-cell table:number-columns-repeated="7"/>
        </table:table-row>
        <table:table-row table:style-name="ro1">
          <table:table-cell office:value-type="string">
            <text:p>Fourier transform:</text:p>
          </table:table-cell>
          <table:table-cell table:number-columns-repeated="9"/>
          <table:table-cell table:number-columns-repeated="3" office:value-type="float" office:value="1">
            <text:p>1</text:p>
          </table:table-cell>
          <table:table-cell table:formula="of:=SQRT([.K45]^2+[.L45]^2)" office:value-type="float" office:value="1.4142135623731">
            <text:p>1.4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office:value-type="float" office:value="0.243">
            <text:p>0.24</text:p>
          </table:table-cell>
          <table:table-cell table:formula="of:=[.M45]+1" office:value-type="float" office:value="2">
            <text:p>2</text:p>
          </table:table-cell>
          <table:table-cell table:formula="of:=SQRT([.K46]^2+[.L46]^2)" office:value-type="float" office:value="0.243">
            <text:p>0.2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[.M46]+1" office:value-type="float" office:value="3">
            <text:p>3</text:p>
          </table:table-cell>
          <table:table-cell table:formula="of:=SQRT([.K47]^2+[.L47]^2)" office:value-type="float" office:value="1.4142135623731">
            <text:p>1.41</text:p>
          </table:table-cell>
          <table:table-cell>
            <draw:frame table:end-cell-address="Sheet1.Z78" table:end-x="12.1mm" table:end-y="0.56mm" draw:z-index="1" draw:style-name="gr1" svg:width="132.59mm" svg:height="128.91mm" svg:x="4.14mm" svg:y="3.87mm">
              <draw:object draw:notify-on-update-of-ranges="Sheet1.M5:Sheet1.M68 Sheet1.N5:Sheet1.N6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-1.414">
            <text:p>-1.41</text:p>
          </table:table-cell>
          <table:table-cell office:value-type="float" office:value="0">
            <text:p>0</text:p>
          </table:table-cell>
          <table:table-cell table:formula="of:=[.M47]+1" office:value-type="float" office:value="4">
            <text:p>4</text:p>
          </table:table-cell>
          <table:table-cell table:formula="of:=SQRT([.K48]^2+[.L48]^2)" office:value-type="float" office:value="1.414">
            <text:p>1.4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number-columns-repeated="2" office:value-type="float" office:value="-1">
            <text:p>-1</text:p>
          </table:table-cell>
          <table:table-cell table:formula="of:=[.M48]+1" office:value-type="float" office:value="5">
            <text:p>5</text:p>
          </table:table-cell>
          <table:table-cell table:formula="of:=SQRT([.K49]^2+[.L49]^2)" office:value-type="float" office:value="1.4142135623731">
            <text:p>1.4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office:value-type="float" office:value="-8.243">
            <text:p>-8.24</text:p>
          </table:table-cell>
          <table:table-cell table:formula="of:=[.M49]+1" office:value-type="float" office:value="6">
            <text:p>6</text:p>
          </table:table-cell>
          <table:table-cell table:formula="of:=SQRT([.K50]^2+[.L50]^2)" office:value-type="float" office:value="8.243">
            <text:p>8.2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[.M50]+1" office:value-type="float" office:value="7">
            <text:p>7</text:p>
          </table:table-cell>
          <table:table-cell table:formula="of:=SQRT([.K51]^2+[.L51]^2)" office:value-type="float" office:value="1.4142135623731">
            <text:p>1.4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office:value-type="float" office:value="1.414">
            <text:p>1.41</text:p>
          </table:table-cell>
          <table:table-cell office:value-type="float" office:value="0">
            <text:p>0</text:p>
          </table:table-cell>
          <table:table-cell table:formula="of:=[.M51]+1" office:value-type="float" office:value="8">
            <text:p>8</text:p>
          </table:table-cell>
          <table:table-cell table:formula="of:=SQRT([.K52]^2+[.L52]^2)" office:value-type="float" office:value="1.414">
            <text:p>1.4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office:value-type="float" office:value="0.293">
            <text:p>0.29</text:p>
          </table:table-cell>
          <table:table-cell office:value-type="float" office:value="-0.707">
            <text:p>-0.71</text:p>
          </table:table-cell>
          <table:table-cell office:value-type="float" office:value="1">
            <text:p>1</text:p>
          </table:table-cell>
          <table:table-cell table:formula="of:=SQRT([.K53]^2+[.L53]^2)" office:value-type="float" office:value="0.765309087885411">
            <text:p>0.77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office:value-type="float" office:value="-0.293">
            <text:p>-0.29</text:p>
          </table:table-cell>
          <table:table-cell office:value-type="float" office:value="-0.707">
            <text:p>-0.71</text:p>
          </table:table-cell>
          <table:table-cell table:formula="of:=[.M53]+1" office:value-type="float" office:value="2">
            <text:p>2</text:p>
          </table:table-cell>
          <table:table-cell table:formula="of:=SQRT([.K54]^2+[.L54]^2)" office:value-type="float" office:value="0.765309087885411">
            <text:p>0.77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>
            <text:p>----------------------</text:p>
          </table:table-cell>
          <table:table-cell table:number-columns-repeated="9"/>
          <table:table-cell office:value-type="float" office:value="-0.707">
            <text:p>-0.71</text:p>
          </table:table-cell>
          <table:table-cell office:value-type="float" office:value="-0.293">
            <text:p>-0.29</text:p>
          </table:table-cell>
          <table:table-cell table:formula="of:=[.M54]+1" office:value-type="float" office:value="3">
            <text:p>3</text:p>
          </table:table-cell>
          <table:table-cell table:formula="of:=SQRT([.K55]^2+[.L55]^2)" office:value-type="float" office:value="0.765309087885411">
            <text:p>0.77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office:value-type="float" office:value="-5.536">
            <text:p>-5.54</text:p>
          </table:table-cell>
          <table:table-cell office:value-type="float" office:value="-1.707">
            <text:p>-1.71</text:p>
          </table:table-cell>
          <table:table-cell table:formula="of:=[.M55]+1" office:value-type="float" office:value="4">
            <text:p>4</text:p>
          </table:table-cell>
          <table:table-cell table:formula="of:=SQRT([.K56]^2+[.L56]^2)" office:value-type="float" office:value="5.79319816681598">
            <text:p>5.79</text:p>
          </table:table-cell>
          <table:table-cell table:number-columns-repeated="8"/>
          <table:table-cell table:style-name="Default"/>
          <table:table-cell/>
        </table:table-row>
        <table:table-row table:style-name="ro2">
          <table:table-cell office:value-type="string">
            <text:p>Full fourier transform:</text:p>
          </table:table-cell>
          <table:table-cell table:number-columns-repeated="9"/>
          <table:table-cell office:value-type="float" office:value="-3.121">
            <text:p>-3.12</text:p>
          </table:table-cell>
          <table:table-cell office:value-type="float" office:value="-2.121">
            <text:p>-2.12</text:p>
          </table:table-cell>
          <table:table-cell table:formula="of:=[.M56]+1" office:value-type="float" office:value="5">
            <text:p>5</text:p>
          </table:table-cell>
          <table:table-cell table:formula="of:=SQRT([.K57]^2+[.L57]^2)" office:value-type="float" office:value="3.77349731681367">
            <text:p>3.77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office:value-type="float" office:value="-6.536">
            <text:p>-6.54</text:p>
          </table:table-cell>
          <table:table-cell office:value-type="float" office:value="7.536">
            <text:p>7.54</text:p>
          </table:table-cell>
          <table:table-cell table:formula="of:=[.M57]+1" office:value-type="float" office:value="6">
            <text:p>6</text:p>
          </table:table-cell>
          <table:table-cell table:formula="of:=SQRT([.K58]^2+[.L58]^2)" office:value-type="float" office:value="9.97549958648688">
            <text:p>9.9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office:value-type="float" office:value="7.536">
            <text:p>7.54</text:p>
          </table:table-cell>
          <table:table-cell office:value-type="float" office:value="-6.536">
            <text:p>-6.54</text:p>
          </table:table-cell>
          <table:table-cell table:formula="of:=[.M58]+1" office:value-type="float" office:value="7">
            <text:p>7</text:p>
          </table:table-cell>
          <table:table-cell table:formula="of:=SQRT([.K59]^2+[.L59]^2)" office:value-type="float" office:value="9.97549958648688">
            <text:p>9.9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office:value-type="float" office:value="2.707">
            <text:p>2.71</text:p>
          </table:table-cell>
          <table:table-cell office:value-type="float" office:value="-1.121">
            <text:p>-1.12</text:p>
          </table:table-cell>
          <table:table-cell table:formula="of:=[.M59]+1" office:value-type="float" office:value="8">
            <text:p>8</text:p>
          </table:table-cell>
          <table:table-cell table:formula="of:=SQRT([.K60]^2+[.L60]^2)" office:value-type="float" office:value="2.92993003329431">
            <text:p>2.9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table:style-name="ce1" office:value-type="float" office:value="-2">
            <text:p>-2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QRT([.K61]^2+[.L61]^2)" office:value-type="float" office:value="2">
            <text:p>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table:style-name="ce1" office:value-type="float" office:value="-2">
            <text:p>-2.0</text:p>
          </table:table-cell>
          <table:table-cell office:value-type="float" office:value="-0.828">
            <text:p>-0.83</text:p>
          </table:table-cell>
          <table:table-cell table:formula="of:=[.M61]+1" office:value-type="float" office:value="2">
            <text:p>2</text:p>
          </table:table-cell>
          <table:table-cell table:formula="of:=SQRT([.K62]^2+[.L62]^2)" office:value-type="float" office:value="2.16462098298986">
            <text:p>2.16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table:style-name="ce1" office:value-type="float" office:value="0">
            <text:p>0.0</text:p>
          </table:table-cell>
          <table:table-cell office:value-type="float" office:value="-2">
            <text:p>-2</text:p>
          </table:table-cell>
          <table:table-cell table:formula="of:=[.M62]+1" office:value-type="float" office:value="3">
            <text:p>3</text:p>
          </table:table-cell>
          <table:table-cell table:formula="of:=SQRT([.K63]^2+[.L63]^2)" office:value-type="float" office:value="2">
            <text:p>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table:style-name="ce1" office:value-type="float" office:value="-2">
            <text:p>-2.0</text:p>
          </table:table-cell>
          <table:table-cell office:value-type="float" office:value="-4.828">
            <text:p>-4.83</text:p>
          </table:table-cell>
          <table:table-cell table:formula="of:=[.M63]+1" office:value-type="float" office:value="4">
            <text:p>4</text:p>
          </table:table-cell>
          <table:table-cell table:formula="of:=SQRT([.K64]^2+[.L64]^2)" office:value-type="float" office:value="5.22585725025091">
            <text:p>5.2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table:style-name="ce1" office:value-type="float" office:value="2">
            <text:p>2.0</text:p>
          </table:table-cell>
          <table:table-cell office:value-type="float" office:value="0">
            <text:p>0</text:p>
          </table:table-cell>
          <table:table-cell table:formula="of:=[.M64]+1" office:value-type="float" office:value="5">
            <text:p>5</text:p>
          </table:table-cell>
          <table:table-cell table:formula="of:=SQRT([.K65]^2+[.L65]^2)" office:value-type="float" office:value="2">
            <text:p>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10"/>
          <table:table-cell table:style-name="ce1" office:value-type="float" office:value="-2">
            <text:p>-2.0</text:p>
          </table:table-cell>
          <table:table-cell office:value-type="float" office:value="4.828">
            <text:p>4.83</text:p>
          </table:table-cell>
          <table:table-cell table:formula="of:=[.M65]+1" office:value-type="float" office:value="6">
            <text:p>6</text:p>
          </table:table-cell>
          <table:table-cell table:formula="of:=SQRT([.K66]^2+[.L66]^2)" office:value-type="float" office:value="5.22585725025091">
            <text:p>5.23</text:p>
          </table:table-cell>
          <table:table-cell table:number-columns-repeated="10"/>
        </table:table-row>
        <table:table-row table:style-name="ro1">
          <table:table-cell office:value-type="string">
            <text:p>----------------------</text:p>
          </table:table-cell>
          <table:table-cell table:number-columns-repeated="9"/>
          <table:table-cell table:style-name="ce1" office:value-type="float" office:value="0">
            <text:p>0.0</text:p>
          </table:table-cell>
          <table:table-cell office:value-type="float" office:value="2">
            <text:p>2</text:p>
          </table:table-cell>
          <table:table-cell table:formula="of:=[.M66]+1" office:value-type="float" office:value="7">
            <text:p>7</text:p>
          </table:table-cell>
          <table:table-cell table:formula="of:=SQRT([.K67]^2+[.L67]^2)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office:value-type="float" office:value="-2">
            <text:p>-2.0</text:p>
          </table:table-cell>
          <table:table-cell office:value-type="float" office:value="0.828">
            <text:p>0.83</text:p>
          </table:table-cell>
          <table:table-cell table:formula="of:=[.M67]+1" office:value-type="float" office:value="8">
            <text:p>8</text:p>
          </table:table-cell>
          <table:table-cell table:formula="of:=SQRT([.K68]^2+[.L68]^2)" office:value-type="float" office:value="2.16462098298986">
            <text:p>2.16</text:p>
          </table:table-cell>
          <table:table-cell table:number-columns-repeated="10"/>
        </table:table-row>
        <table:table-row table:style-name="ro2">
          <table:table-cell office:value-type="string">
            <text:p>Temp. occs.:</text:p>
          </table:table-cell>
          <table:table-cell table:number-columns-repeated="23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----------------------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23"/>
        </table:table-row>
        <table:table-row table:style-name="ro2">
          <table:table-cell office:value-type="string">
            <text:p>Bin resolution: 0.007071068</text:p>
          </table:table-cell>
          <table:table-cell office:value-type="string">
            <text:p><text:s/>normalisation factor: 3800000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2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0526">
            <text:p>0.01</text:p>
          </table:table-cell>
          <table:table-cell office:value-type="float" office:value="40000">
            <text:p>40000</text:p>
          </table:table-cell>
          <table:table-cell table:number-columns-repeated="21"/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236842">
            <text:p>0.24</text:p>
          </table:table-cell>
          <table:table-cell office:value-type="float" office:value="900000">
            <text:p>900000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47368">
            <text:p>0.05</text:p>
          </table:table-cell>
          <table:table-cell office:value-type="float" office:value="180000">
            <text:p>180000</text:p>
          </table:table-cell>
          <table:table-cell table:number-columns-repeated="21"/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073684">
            <text:p>0.07</text:p>
          </table:table-cell>
          <table:table-cell office:value-type="float" office:value="280000">
            <text:p>280000</text:p>
          </table:table-cell>
          <table:table-cell table:number-columns-repeated="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760000">
            <text:p>760000</text:p>
          </table:table-cell>
          <table:table-cell table:number-columns-repeated="21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189474">
            <text:p>0.19</text:p>
          </table:table-cell>
          <table:table-cell office:value-type="float" office:value="720000">
            <text:p>720000</text:p>
          </table:table-cell>
          <table:table-cell table:number-columns-repeated="21"/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115789">
            <text:p>0.12</text:p>
          </table:table-cell>
          <table:table-cell office:value-type="float" office:value="440000">
            <text:p>440000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42105">
            <text:p>0.04</text:p>
          </table:table-cell>
          <table:table-cell office:value-type="float" office:value="160000">
            <text:p>160000</text:p>
          </table:table-cell>
          <table:table-cell table:number-columns-repeated="21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084211">
            <text:p>0.08</text:p>
          </table:table-cell>
          <table:table-cell office:value-type="float" office:value="320000">
            <text:p>32000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----------------------</text:p>
          </table:table-cell>
          <table:table-cell table:number-columns-repeated="23"/>
        </table:table-row>
        <table:table-row table:style-name="ro1" table:number-rows-repeated="65440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12/03/2009</text:date>, <text:time>16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3T16:34:47</dc:date>
    <dc:creator>Arthur Gordon-Wright</dc:creator>
    <meta:document-statistic meta:table-count="1" meta:cell-count="554" meta:object-count="2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4.596cm" svg:height="17.814cm" chart:class="chart:scatter" chart:style-name="ch1">
        <chart:legend chart:legend-position="end" svg:x="21.682cm" svg:y="8.438cm" chart:style-name="ch2"/>
        <chart:plot-area chart:style-name="ch3" table:cell-range-address="Sheet1.P5:Sheet1.Q44 Sheet1.H27:Sheet1.H28 Sheet1.L5:Sheet1.L68" chart:data-source-has-labels="row" svg:x="0.491cm" svg:y="0.356cm" svg:width="20.701cm" svg:height="16.74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5:Sheet1.Q44" chart:label-cell-address="Sheet1.H27:Sheet1.H27" chart:class="chart:scatter">
            <chart:domain table:cell-range-address="Sheet1.P5:Sheet1.P44"/>
            <chart:data-point chart:repeated="40"/>
          </chart:series>
          <chart:series chart:style-name="ch7" chart:values-cell-range-address="Sheet1.L5:Sheet1.L68" chart:label-cell-address="Sheet1.H28:Sheet1.H28" chart:class="chart:scatter">
            <chart:domain table:cell-range-address="Sheet1.K5:Sheet1.K68"/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H27:Sheet1.H27">Transform 2</text:p>
              </table:table-cell>
              <table:table-cell office:value-type="string">
                <text:p>Column K</text:p>
              </table:table-cell>
              <table:table-cell office:value-type="string">
                <text:p text:id="Sheet1.H28:Sheet1.H28">Full transfor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Sheet1.P5:Sheet1.P44">20</text:p>
              </table:table-cell>
              <table:table-cell office:value-type="float" office:value="0">
                <text:p text:id="Sheet1.Q5:Sheet1.Q44">0</text:p>
              </table:table-cell>
              <table:table-cell office:value-type="float" office:value="0.293">
                <text:p text:id="Sheet1.K5:Sheet1.K68">0.293</text:p>
              </table:table-cell>
              <table:table-cell office:value-type="float" office:value="0.707">
                <text:p text:id="Sheet1.L5:Sheet1.L68">0.7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86">
                <text:p>-0.586</text:p>
              </table:table-cell>
              <table:table-cell office:value-type="float" office:value="-0.586">
                <text:p>-0.586</text:p>
              </table:table-cell>
              <table:table-cell office:value-type="float" office:value="-0.293">
                <text:p>-0.293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07">
                <text:p>-0.707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14">
                <text:p>-3.414</text:p>
              </table:table-cell>
              <table:table-cell office:value-type="float" office:value="3.414">
                <text:p>3.414</text:p>
              </table:table-cell>
              <table:table-cell office:value-type="float" office:value="-5.536">
                <text:p>-5.536</text:p>
              </table:table-cell>
              <table:table-cell office:value-type="float" office:value="1.707">
                <text:p>1.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3.121">
                <text:p>-3.121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414">
                <text:p>-3.414</text:p>
              </table:table-cell>
              <table:table-cell office:value-type="float" office:value="-3.414">
                <text:p>-3.414</text:p>
              </table:table-cell>
              <table:table-cell office:value-type="float" office:value="-6.536">
                <text:p>-6.536</text:p>
              </table:table-cell>
              <table:table-cell office:value-type="float" office:value="-7.536">
                <text:p>-7.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36">
                <text:p>7.536</text:p>
              </table:table-cell>
              <table:table-cell office:value-type="float" office:value="6.536">
                <text:p>6.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86">
                <text:p>-0.586</text:p>
              </table:table-cell>
              <table:table-cell office:value-type="float" office:value="0.586">
                <text:p>0.586</text:p>
              </table:table-cell>
              <table:table-cell office:value-type="float" office:value="2.707">
                <text:p>2.707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07">
                <text:p>1.707</text:p>
              </table:table-cell>
              <table:table-cell office:value-type="float" office:value="-0.707">
                <text:p>-0.70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36">
                <text:p>1.536</text:p>
              </table:table-cell>
              <table:table-cell office:value-type="float" office:value="0.293">
                <text:p>0.293</text:p>
              </table:table-cell>
              <table:table-cell office:value-type="float" office:value="0">
                <text:p>0</text:p>
              </table:table-cell>
              <table:table-cell office:value-type="float" office:value="-0.243">
                <text:p>-0.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4">
                <text:p>0.464</text:p>
              </table:table-cell>
              <table:table-cell office:value-type="float" office:value="-0.536">
                <text:p>-0.5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07">
                <text:p>-1.707</text:p>
              </table:table-cell>
              <table:table-cell office:value-type="float" office:value="-0.707">
                <text:p>-0.707</text:p>
              </table:table-cell>
              <table:table-cell office:value-type="float" office:value="-1.414">
                <text:p>-1.4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1">
                <text:p>1.121</text:p>
              </table:table-cell>
              <table:table-cell office:value-type="float" office:value="-2.121">
                <text:p>-2.12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3">
                <text:p>1.293</text:p>
              </table:table-cell>
              <table:table-cell office:value-type="float" office:value="-3.121">
                <text:p>-3.121</text:p>
              </table:table-cell>
              <table:table-cell office:value-type="float" office:value="0">
                <text:p>0</text:p>
              </table:table-cell>
              <table:table-cell office:value-type="float" office:value="8.243">
                <text:p>8.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7">
                <text:p>0.707</text:p>
              </table:table-cell>
              <table:table-cell office:value-type="float" office:value="1.707">
                <text:p>1.70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6">
                <text:p>0.536</text:p>
              </table:table-cell>
              <table:table-cell office:value-type="float" office:value="-0.464">
                <text:p>-0.464</text:p>
              </table:table-cell>
              <table:table-cell office:value-type="float" office:value="1.414">
                <text:p>1.4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07">
                <text:p>1.707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243">
                <text:p>0.243</text:p>
              </table:table-cell>
              <table:table-cell office:value-type="float" office:value="1.536">
                <text:p>1.536</text:p>
              </table:table-cell>
              <table:table-cell office:value-type="float" office:value="-0.293">
                <text:p>-0.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464">
                <text:p>0.464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414">
                <text:p>-1.414</text:p>
              </table:table-cell>
              <table:table-cell office:value-type="float" office:value="0">
                <text:p>0</text:p>
              </table:table-cell>
              <table:table-cell office:value-type="float" office:value="-1.707">
                <text:p>-1.707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.121">
                <text:p>1.121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8.243">
                <text:p>-8.243</text:p>
              </table:table-cell>
              <table:table-cell office:value-type="float" office:value="1.293">
                <text:p>1.293</text:p>
              </table:table-cell>
              <table:table-cell office:value-type="float" office:value="3.121">
                <text:p>3.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.707">
                <text:p>0.707</text:p>
              </table:table-cell>
              <table:table-cell office:value-type="float" office:value="-1.707">
                <text:p>-1.7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14">
                <text:p>1.414</text:p>
              </table:table-cell>
              <table:table-cell office:value-type="float" office:value="0">
                <text:p>0</text:p>
              </table:table-cell>
              <table:table-cell office:value-type="float" office:value="0.536">
                <text:p>0.536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3">
                <text:p>0.293</text:p>
              </table:table-cell>
              <table:table-cell office:value-type="float" office:value="-0.707">
                <text:p>-0.70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93">
                <text:p>-0.293</text:p>
              </table:table-cell>
              <table:table-cell office:value-type="float" office:value="-0.707">
                <text:p>-0.707</text:p>
              </table:table-cell>
              <table:table-cell office:value-type="float" office:value="-0.586">
                <text:p>-0.586</text:p>
              </table:table-cell>
              <table:table-cell office:value-type="float" office:value="-0.586">
                <text:p>-0.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07">
                <text:p>-0.707</text:p>
              </table:table-cell>
              <table:table-cell office:value-type="float" office:value="-0.293">
                <text:p>-0.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536">
                <text:p>-5.536</text:p>
              </table:table-cell>
              <table:table-cell office:value-type="float" office:value="-1.707">
                <text:p>-1.707</text:p>
              </table:table-cell>
              <table:table-cell office:value-type="float" office:value="-3.414">
                <text:p>-3.414</text:p>
              </table:table-cell>
              <table:table-cell office:value-type="float" office:value="3.414">
                <text:p>3.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121">
                <text:p>-3.121</text:p>
              </table:table-cell>
              <table:table-cell office:value-type="float" office:value="-2.121">
                <text:p>-2.12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536">
                <text:p>-6.536</text:p>
              </table:table-cell>
              <table:table-cell office:value-type="float" office:value="7.536">
                <text:p>7.536</text:p>
              </table:table-cell>
              <table:table-cell office:value-type="float" office:value="-3.414">
                <text:p>-3.414</text:p>
              </table:table-cell>
              <table:table-cell office:value-type="float" office:value="-3.414">
                <text:p>-3.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36">
                <text:p>7.536</text:p>
              </table:table-cell>
              <table:table-cell office:value-type="float" office:value="-6.536">
                <text:p>-6.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07">
                <text:p>2.707</text:p>
              </table:table-cell>
              <table:table-cell office:value-type="float" office:value="-1.121">
                <text:p>-1.121</text:p>
              </table:table-cell>
              <table:table-cell office:value-type="float" office:value="-0.586">
                <text:p>-0.586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.707">
                <text:p>1.707</text:p>
              </table:table-cell>
              <table:table-cell office:value-type="float" office:value="-0.707">
                <text:p>-0.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">
                <text:p>-2</text:p>
              </table:table-cell>
              <table:table-cell office:value-type="float" office:value="-0.828">
                <text:p>-0.828</text:p>
              </table:table-cell>
              <table:table-cell office:value-type="float" office:value="1.536">
                <text:p>1.536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.464">
                <text:p>0.464</text:p>
              </table:table-cell>
              <table:table-cell office:value-type="float" office:value="-0.536">
                <text:p>-0.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-4.828">
                <text:p>-4.828</text:p>
              </table:table-cell>
              <table:table-cell office:value-type="float" office:value="-1.707">
                <text:p>-1.707</text:p>
              </table:table-cell>
              <table:table-cell office:value-type="float" office:value="-0.707">
                <text:p>-0.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121">
                <text:p>1.121</text:p>
              </table:table-cell>
              <table:table-cell office:value-type="float" office:value="-2.121">
                <text:p>-2.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4.828">
                <text:p>4.828</text:p>
              </table:table-cell>
              <table:table-cell office:value-type="float" office:value="1.293">
                <text:p>1.293</text:p>
              </table:table-cell>
              <table:table-cell office:value-type="float" office:value="-3.121">
                <text:p>-3.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707">
                <text:p>0.707</text:p>
              </table:table-cell>
              <table:table-cell office:value-type="float" office:value="1.707">
                <text:p>1.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">
                <text:p>-2</text:p>
              </table:table-cell>
              <table:table-cell office:value-type="float" office:value="0.828">
                <text:p>0.828</text:p>
              </table:table-cell>
              <table:table-cell office:value-type="float" office:value="0.536">
                <text:p>0.536</text:p>
              </table:table-cell>
              <table:table-cell office:value-type="float" office:value="-0.464">
                <text:p>-0.46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.414">
                <text:p>-1.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-8.243">
                <text:p>-8.24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414">
                <text:p>1.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">
                <text:p>0.293</text:p>
              </table:table-cell>
              <table:table-cell office:value-type="float" office:value="-0.707">
                <text:p>-0.70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293">
                <text:p>-0.293</text:p>
              </table:table-cell>
              <table:table-cell office:value-type="float" office:value="-0.707">
                <text:p>-0.70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707">
                <text:p>-0.707</text:p>
              </table:table-cell>
              <table:table-cell office:value-type="float" office:value="-0.293">
                <text:p>-0.29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5.536">
                <text:p>-5.536</text:p>
              </table:table-cell>
              <table:table-cell office:value-type="float" office:value="-1.707">
                <text:p>-1.70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3.121">
                <text:p>-3.121</text:p>
              </table:table-cell>
              <table:table-cell office:value-type="float" office:value="-2.121">
                <text:p>-2.12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6.536">
                <text:p>-6.536</text:p>
              </table:table-cell>
              <table:table-cell office:value-type="float" office:value="7.536">
                <text:p>7.5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.536">
                <text:p>7.536</text:p>
              </table:table-cell>
              <table:table-cell office:value-type="float" office:value="-6.536">
                <text:p>-6.5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707">
                <text:p>2.707</text:p>
              </table:table-cell>
              <table:table-cell office:value-type="float" office:value="-1.121">
                <text:p>-1.12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2">
                <text:p>-2</text:p>
              </table:table-cell>
              <table:table-cell office:value-type="float" office:value="-0.828">
                <text:p>-0.82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2">
                <text:p>-2</text:p>
              </table:table-cell>
              <table:table-cell office:value-type="float" office:value="-4.828">
                <text:p>-4.82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2">
                <text:p>-2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2">
                <text:p>-2</text:p>
              </table:table-cell>
              <table:table-cell office:value-type="float" office:value="0.828">
                <text:p>0.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3.26cm" svg:height="12.892cm" chart:class="chart:scatter" chart:style-name="ch1">
        <chart:plot-area chart:style-name="ch2" table:cell-range-address="Sheet1.M5:Sheet1.N68" svg:x="0.265cm" svg:y="0.257cm" svg:width="12.73cm" svg:height="12.37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N5:Sheet1.N68" chart:class="chart:scatter">
            <chart:domain table:cell-range-address="Sheet1.M5:Sheet1.M68"/>
            <chart:data-point chart:repeated="6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M5:Sheet1.M68">1</text:p>
              </table:table-cell>
              <table:table-cell office:value-type="float" office:value="0.765309087885411">
                <text:p text:id="Sheet1.N5:Sheet1.N68">0.7653090878854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5309087885411">
                <text:p>0.765309087885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65309087885411">
                <text:p>0.765309087885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79319816681598">
                <text:p>5.79319816681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77349731681367">
                <text:p>3.77349731681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97549958648688">
                <text:p>9.97549958648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97549958648688">
                <text:p>9.97549958648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92993003329431">
                <text:p>2.92993003329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.243">
                <text:p>8.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.84761954958265">
                <text:p>1.84761954958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.56369594231104">
                <text:p>1.56369594231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70893723276465">
                <text:p>0.70893723276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.84761954958265">
                <text:p>1.84761954958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.39901688197478">
                <text:p>2.39901688197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3.37823770626047">
                <text:p>3.37823770626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.84761954958265">
                <text:p>1.84761954958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70893723276465">
                <text:p>0.70893723276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828729147550634">
                <text:p>0.828729147550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.82812510194175">
                <text:p>4.82812510194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4.82812510194175">
                <text:p>4.82812510194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828729147550634">
                <text:p>0.8287291475506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.84761954958265">
                <text:p>1.84761954958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.56369594231104">
                <text:p>1.56369594231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70893723276465">
                <text:p>0.70893723276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.84761954958265">
                <text:p>1.84761954958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2.39901688197478">
                <text:p>2.39901688197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3.37823770626047">
                <text:p>3.378237706260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.84761954958265">
                <text:p>1.84761954958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70893723276465">
                <text:p>0.70893723276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8.243">
                <text:p>8.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765309087885411">
                <text:p>0.7653090878854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765309087885411">
                <text:p>0.7653090878854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765309087885411">
                <text:p>0.765309087885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5.79319816681598">
                <text:p>5.793198166815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3.77349731681367">
                <text:p>3.773497316813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9.97549958648688">
                <text:p>9.97549958648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9.97549958648688">
                <text:p>9.975499586486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2.92993003329431">
                <text:p>2.92993003329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2.16462098298986">
                <text:p>2.16462098298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5.22585725025091">
                <text:p>5.22585725025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5.22585725025091">
                <text:p>5.225857250250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2.16462098298986">
                <text:p>2.16462098298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